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edc0" officeooo:paragraph-rsid="0000edc0"/>
    </style:style>
    <style:style style:name="P2" style:family="paragraph" style:parent-style-name="Standard">
      <style:text-properties officeooo:rsid="0000edc0" officeooo:paragraph-rsid="0001f617"/>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officeooo:rsid="0000edc0" officeooo:paragraph-rsid="0000edc0"/>
    </style:style>
    <style:style style:name="T1" style:family="text">
      <style:text-properties officeooo:rsid="0001f6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Deal With Ransomware – Be Prepared</text:p>
      <text:p text:style-name="P2">Ransomware &amp; RATs - Root Access Toolkits: <text:s/>A Cyberwar Has Begun - Be Prepared</text:p>
      <text:p text:style-name="P1"/>
      <text:p text:style-name="P1">This article is based on a true story and personal experience. <text:s/>Kevin Mitnick, in his book Ghost in the Wires, wrote about the pranks that phreaks (phone freaks) pull on one another. <text:s/>How these things are done has always fascinated me, along with locksmithing. <text:s/>I have no intention of hurting anyone, stealing or vandalizing. <text:s/>I simply have that same curious kind of mind. <text:s/>What I have that black hat hackers do not have, are scruples, kindness and consideration. <text:s/><text:span text:style-name="T1">Neither practical jokes nor theft nor extortion ellicit any amusement for me. <text:s/>My attitude and response to such actions is a lot stronger than a smile. This is how I dealt with a recent ransomware threat.</text:span></text:p>
      <text:p text:style-name="P1"/>
      <text:p text:style-name="P4">Recently, I received--yet again--an email that threatened to shut down my computer unless I paid $1200- in Bitcoin. I received it twice. It included threats about having installed a remote access toolkit. "They will know every key stroke I make. If I try to change my password, they will lock my machine." The email did contain an expired password. Yet, I was undaunted. It is about training and being prepared.</text:p>
      <text:p text:style-name="P3">The Cause</text:p>
      <text:p text:style-name="Text_20_body">Having been able to gain an expired password raises some concerns. It has long been noted that users will repeatedly use the same password for all accounts. I admit to having been guilty. Once a breach has occurred, it is only a matter of trying all sorts of websites and accounts to break in with your assumed credentials.</text:p>
      <text:p text:style-name="Text_20_body">However, years ago, as I read of the concern, I changed my behavior. Now, I use a password manager for non-critical websites, with a different and complicated password for each one. For critical sites, the passwords are in my head.</text:p>
      <text:p text:style-name="Text_20_body">Even with having changed old passwords, they linger on. Ever tried to change your password only to be told, 'Old passwords not allowed?' How do they know that? Systems store old passwords in files that are as easily attacked as password files are.</text:p>
      <text:p text:style-name="P3">The Analysis</text:p>
      <text:p text:style-name="Text_20_body">The first thing I did, was to make a quick social engineering analysis of my attacker. Hackers usually surreptitiously gain access, collect/steal data or software, hide their tracks and commit vandalism. That's their profile. If they really had a RAT on my system, they would wait to stealthily get my credit cards, passwords, etc. They would not announce their arrivals and intentions.</text:p>
      <text:p text:style-name="Text_20_body">Next, I did NOT follow the link. If I did not already have a RAT on my machine, that clickbait would install one!</text:p>
      <text:p text:style-name="Text_20_body">I changed my computer's Window's password.</text:p>
      <text:p text:style-name="Text_20_body">Recently, I purchased a terabyte, easystore, portable USB backup.</text:p>
      <text:p text:style-name="Text_20_body">I updated and ran my Malwarebytes virus scan, which found no infections.</text:p>
      <text:p text:style-name="Text_20_body">One bullet like most extortionists. The worst is to pay. Best Buy $40- unlock. Cheaper.</text:p>
      <text:p text:style-name="Text_20_body"><text:soft-page-break/>Download from Florida State website. Recent ransomware attacks.</text:p>
      <text:p text:style-name="Text_20_body">Did NOT do virus scan. Did NOT update backups. Data files, unless pdf's can't be corrupt to transmit files that I know of.</text:p>
      <text:p text:style-name="Text_20_body">Should have changed systems password at first warning. Wasn't safe.</text:p>
      <text:p text:style-name="Text_20_body">Make a Windows password reset key. Shame on MS for not shipping Windows CD with computers.</text:p>
      <text:p text:style-name="Text_20_body">Russians? Following my posts? Targeting me? Paranoid. This is what hackers do. Russians posting porn on my forums and laughing at me as I try to block them. Calling for sanctions or just plain block all traffic from that country? Is the large number of Russian views of my alt health site curiosity, interest or hacking attempts?</text:p>
      <text:p text:style-name="Text_20_body">Brazil, huge hackers hitting the banks until people stopped doing business with Brazil. Then, businesses demanded that the government do something. Now, Brazilians are not such big hackers. You mean to tell me, Putin could not crack down on hackers in Russia? He's no wuss. He could if he wanted to. He doesn't want to.</text:p>
      <text:p text:style-name="Text_20_body">Indian / Pakistani call scam centers. Never give any information to a person with an Indian or Pakistani accept. Racism? Just business. Just money. Russians. It's more than just money.</text:p>
      <text:p text:style-name="Text_20_body">China. Governmental. Hack Boeing for military secrets and steal civilian patents. But, it isn't personal. Private security researchers have identified these cyber thieves. Gov't is just playing coverup to allay our fears. Now, that it finally hit the papers, the OPM records were stolen for purposes of blackmail. We need to really prepare ourselves.</text:p>
      <text:p text:style-name="Text_20_body">Bill Gates who committed treason when he sold source code to the Chinese but, has refused to sell source code to the Pentagon, does not care about your security interests. It isn't that Windows is a poorly built operating systems and Linux is well built. It is the philosophies behind Windows and Linux that makes the differ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04:12:36.636849276</meta:creation-date>
    <dc:date>2019-09-13T04:28:46.310868873</dc:date>
    <meta:editing-duration>PT5M59S</meta:editing-duration>
    <meta:editing-cycles>1</meta:editing-cycles>
    <meta:document-statistic meta:table-count="0" meta:image-count="0" meta:object-count="0" meta:page-count="2" meta:paragraph-count="24" meta:word-count="789" meta:character-count="4638" meta:non-whitespace-character-count="3866"/>
    <meta:generator>LibreOffice/5.1.6.2$Linux_X86_64 LibreOffice_project/10m0$Build-2</meta:generator>
  </office:meta>
</office:document-meta>
</file>